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170100000200EA87955452CFA8F4.png" manifest:media-type="image/png"/>
  <manifest:file-entry manifest:full-path="Pictures/1000020100000400000004003C854161B88AD218.png" manifest:media-type="image/png"/>
  <manifest:file-entry manifest:full-path="Pictures/100002010000040000000400EAE9F0AC7773B12E.png" manifest:media-type="image/png"/>
  <manifest:file-entry manifest:full-path="Pictures/100002010000040000000400154F66186E62A4D4.png" manifest:media-type="image/png"/>
  <manifest:file-entry manifest:full-path="Pictures/100002010000040000000400524FEF4A55D43DD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Open Sans ExtraBold" svg:font-family="'Open Sans ExtraBold'" style:font-family-generic="swiss" style:font-pitch="variable"/>
    <style:font-face style:name="Open Sans Light" svg:font-family="'Open Sans Light'" style:font-family-generic="swiss" style:font-pitch="variable"/>
    <style:font-face style:name="Open Sans SemiBold" svg:font-family="'Open Sans Semi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66cm"/>
    </style:style>
    <style:style style:name="gr3" style:family="graphic" style:parent-style-name="standard">
      <style:graphic-properties draw:stroke="none" svg:stroke-color="#000000" draw:fill="none" draw:fill-color="#ffffff" fo:min-height="0.707cm"/>
    </style:style>
    <style:style style:name="P1" style:family="paragraph">
      <style:paragraph-properties fo:text-align="center"/>
    </style:style>
    <style:style style:name="P2" style:family="paragraph">
      <style:text-properties style:font-name="Open Sans Light" fo:font-size="20pt"/>
    </style:style>
    <style:style style:name="P3" style:family="paragraph">
      <loext:graphic-properties draw:fill="none" draw:fill-color="#ffffff"/>
      <style:text-properties style:font-name="Open Sans Light" fo:font-size="20pt"/>
    </style:style>
    <style:style style:name="P4" style:family="paragraph">
      <style:text-properties style:font-name="Ubuntu Mono"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Ubuntu Mono"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493cm" svg:height="3.505cm" svg:x="1.076cm" svg:y="1.186cm">
          <draw:image xlink:href="Pictures/100002010000040000000400EAE9F0AC7773B12E.png" xlink:type="simple" xlink:show="embed" xlink:actuate="onLoad" loext:mime-type="image/png">
            <text:p/>
          </draw:image>
        </draw:frame>
        <draw:frame draw:style-name="gr1" draw:text-style-name="P1" draw:layer="layout" svg:width="3.494cm" svg:height="3.505cm" svg:x="4.392cm" svg:y="1.186cm">
          <draw:image xlink:href="Pictures/100002010000040000000400524FEF4A55D43DD6.png" xlink:type="simple" xlink:show="embed" xlink:actuate="onLoad" loext:mime-type="image/png">
            <text:p/>
          </draw:image>
        </draw:frame>
        <draw:frame draw:style-name="gr1" draw:text-style-name="P1" draw:layer="layout" svg:width="3.493cm" svg:height="3.505cm" svg:x="7.858cm" svg:y="1.178cm">
          <draw:image xlink:href="Pictures/1000020100000400000004003C854161B88AD218.png" xlink:type="simple" xlink:show="embed" xlink:actuate="onLoad" loext:mime-type="image/png">
            <text:p/>
          </draw:image>
        </draw:frame>
        <draw:frame draw:style-name="gr1" draw:text-style-name="P1" draw:layer="layout" svg:width="3.493cm" svg:height="3.505cm" svg:x="11.35cm" svg:y="1.178cm">
          <draw:image xlink:href="Pictures/100002010000040000000400154F66186E62A4D4.png" xlink:type="simple" xlink:show="embed" xlink:actuate="onLoad" loext:mime-type="image/png">
            <text:p/>
          </draw:image>
        </draw:frame>
        <draw:frame draw:style-name="gr2" draw:text-style-name="P3" draw:layer="layout" svg:width="7.239cm" svg:height="1.212cm" svg:x="1.453cm" svg:y="4.893cm">
          <draw:text-box>
            <text:p text:style-name="P2">Example:</text:p>
          </draw:text-box>
        </draw:frame>
        <draw:frame draw:style-name="gr3" draw:text-style-name="P5" draw:layer="layout" svg:width="7.431cm" svg:height="1.17cm" svg:x="1.443cm" svg:y="6.393cm">
          <draw:text-box>
            <text:p text:style-name="P4"><text:span text:style-name="T1">escape the room</text:span></text:p>
          </draw:text-box>
        </draw:frame>
        <draw:frame draw:style-name="gr1" draw:text-style-name="P1" draw:layer="layout" svg:width="7.086cm" svg:height="0.635cm" svg:x="1.635cm" svg:y="7.477cm">
          <draw:image xlink:href="Pictures/100000000000170100000200EA87955452CFA8F4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Open Sans ExtraBold" svg:font-family="'Open Sans ExtraBold'" style:font-family-generic="swiss" style:font-pitch="variable"/>
    <style:font-face style:name="Open Sans Light" svg:font-family="'Open Sans Light'" style:font-family-generic="swiss" style:font-pitch="variable"/>
    <style:font-face style:name="Open Sans SemiBold" svg:font-family="'Open Sans Semi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0T20:28:14.658993131</meta:creation-date>
    <dc:date>2019-07-21T16:17:22.280538794</dc:date>
    <meta:editing-duration>PT9M25S</meta:editing-duration>
    <meta:editing-cycles>1</meta:editing-cycles>
    <meta:document-statistic meta:object-count="7"/>
    <meta:generator>LibreOffice/6.2.5.2$Linux_X86_64 LibreOffice_project/20$Build-2</meta:generator>
  </office:meta>
</office:document-meta>
</file>